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1.607cm" fo:break-before="auto" style:use-optimal-row-height="true"/>
    </style:style>
    <style:style style:name="ro2" style:family="table-row">
      <style:table-row-properties style:row-height="15.667cm" fo:break-before="auto" style:use-optimal-row-height="true"/>
    </style:style>
    <style:style style:name="ro3" style:family="table-row">
      <style:table-row-properties style:row-height="13.123cm" fo:break-before="auto" style:use-optimal-row-height="true"/>
    </style:style>
    <style:style style:name="ro4" style:family="table-row">
      <style:table-row-properties style:row-height="16.394cm" fo:break-before="auto" style:use-optimal-row-height="true"/>
    </style:style>
    <style:style style:name="ro5" style:family="table-row">
      <style:table-row-properties style:row-height="19.491cm" fo:break-before="auto" style:use-optimal-row-height="true"/>
    </style:style>
    <style:style style:name="ro6" style:family="table-row">
      <style:table-row-properties style:row-height="14.577cm" fo:break-before="auto" style:use-optimal-row-height="true"/>
    </style:style>
    <style:style style:name="ro7"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color="#c9211e" fo:font-weight="bold" style:font-weight-asian="bold" style:font-weight-complex="bold"/>
    </style:style>
    <style:style style:name="ce2" style:family="table-cell" style:parent-style-name="Default">
      <style:table-cell-properties fo:wrap-option="wrap"/>
      <style:text-properties fo:hyphenate="true"/>
    </style:style>
    <style:style style:name="ce3" style:family="table-cell" style:parent-style-name="Default">
      <style:table-cell-properties fo:wrap-option="wrap"/>
      <style:text-properties fo:font-size="9pt" fo:font-weight="bold" style:font-size-asian="9pt" style:font-weight-asian="bold" style:font-size-complex="9pt" style:font-weight-complex="bold" fo:hyphenate="true"/>
    </style:style>
    <style:style style:name="ce4" style:family="table-cell" style:parent-style-name="Default" style:data-style-name="N37"/>
    <style:style style:name="ce5" style:family="table-cell" style:parent-style-name="Default" style:data-style-name="N0">
      <style:table-cell-properties fo:border-bottom="none" fo:wrap-option="wrap" fo:border-left="0.74pt solid #000000" fo:padding="0.4cm" fo:border-right="0.74pt solid #000000" fo:border-top="none"/>
      <style:text-properties fo:color="#c9211e" fo:font-weight="bold" style:font-weight-asian="bold" style:font-weight-complex="bold"/>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9pt" fo:language="fr" fo:country="FR" fo:font-style="normal" fo:text-shadow="none" style:text-underline-style="none" fo:font-weight="bold" style:text-underline-mode="continuous" style:text-overline-mode="continuous" style:text-line-through-mode="continuous" style:font-name-asian="Segoe UI" style:font-size-asian="9pt" style:language-asian="zh" style:country-asian="CN" style:font-style-asian="normal" style:font-weight-asian="bold" style:font-name-complex="Tahoma" style:font-size-complex="9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table-cell-properties fo:wrap-option="wrap"/>
      <style:text-properties style:font-name="Liberation Serif" fo:font-size="9pt" fo:font-weight="bold" style:font-name-asian="Segoe UI" style:font-size-asian="9pt" style:font-weight-asian="bold" style:font-name-complex="Tahoma" style:font-size-complex="9pt" style:font-weight-complex="bold" fo:hyphenate="true"/>
    </style:style>
    <style:style style:name="T1" style:family="text">
      <style:text-properties fo:font-size="9pt" style:font-size-asian="9pt" style:font-size-complex="9pt" fo:font-weight="bold" style:font-weight-asian="bold" style:font-weight-complex="bold"/>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3"/>
        <table:table-column table:style-name="co1" table:default-cell-style-name="ce2"/>
        <table:table-column table:style-name="co1" table:default-cell-style-name="ce4"/>
        <table:table-column table:style-name="co1" table:default-cell-style-name="ce3"/>
        <table:table-row table:style-name="ro1">
          <table:table-cell table:style-name="ce1" office:value-type="string" calcext:value-type="string">
            <text:p>Nom Article</text:p>
          </table:table-cell>
          <table:table-cell table:style-name="ce1" office:value-type="string" calcext:value-type="string">
            <text:p>Lien Article</text:p>
          </table:table-cell>
          <table:table-cell table:style-name="ce1" office:value-type="string" calcext:value-type="string">
            <text:p>Date Article</text:p>
          </table:table-cell>
          <table:table-cell table:style-name="ce5" office:value-type="string" calcext:value-type="string">
            <text:p>Résumé Article</text:p>
          </table:table-cell>
        </table:table-row>
        <table:table-row table:style-name="ro2">
          <table:table-cell table:style-name="ce2" office:value-type="string" calcext:value-type="string">
            <text:p> </text:p>
            <text:p><text:span text:style-name="T1">Neverhack et Netskope unissent leurs forces pour réinventer la sécurité cloud managée</text:span></text:p>
            <text:p/>
          </table:table-cell>
          <table:table-cell table:style-name="ce3" office:value-type="string" calcext:value-type="string">
            <text:p><text:a xlink:href="https://itrnews.com/articles/207842/neverhack-et-netskope-unissent-leurs-forces-pour-reinventer-la-securite-cloud-managee.html" xlink:type="simple">https://itrnews.com/articles/207842/neverhack-et-netskope-unissent-leurs-forces-pour-reinventer-la-securite-cloud-managee.html</text:a></text:p>
          </table:table-cell>
          <table:table-cell office:value-type="date" office:date-value="2025-11-10" calcext:value-type="date">
            <text:p>10/11/25</text:p>
          </table:table-cell>
          <table:table-cell table:style-name="ce6" office:value-type="string" calcext:value-type="string">
            <text:p>L'article d'ITRnews met en lumière la mutation stratégique d'Amazon, qui dépasse son rôle historique de géant de la logistique et de l'e-commerce. <text:s/>Ce pivot stratégique le renforce face aux autres plateformes, l'établissant comme un acteur majeur du marché de l'AdTech. Cette évolution dessine un nouveau paysage où la publicité numérique est un pilier essentiel de la croissance et de la rentabilité du groupe. La transformation stratégique d'Amazon vers la monétisation de l'attention (AdTech) est directement dépendante de son activité de Cloud Computing</text:p>
          </table:table-cell>
        </table:table-row>
        <table:table-row table:style-name="ro3">
          <table:table-cell office:value-type="string" calcext:value-type="string">
            <text:p>Rumble fusionne avec Northern Data : Tether efface une partie de sa dette pour conclure l’accord</text:p>
          </table:table-cell>
          <table:table-cell office:value-type="string" calcext:value-type="string">
            <text:p><text:a xlink:href="https://essentialhomme.fr/rumble-northern-data-fusion-tether/" xlink:type="simple">https://essentialhomme.fr/rumble-northern-data-fusion-tether/</text:a></text:p>
          </table:table-cell>
          <table:table-cell office:value-type="date" office:date-value="2025-11-10" calcext:value-type="date">
            <text:p>10/11/25</text:p>
          </table:table-cell>
          <table:table-cell office:value-type="string" calcext:value-type="string">
            <text:p>La plateforme vidéo et cloud Rumble a finalisé l'acquisition de la société allemande Northern Data (infrastructure IA et Cloud) pour environ 767 millions de dollars. L'objectif est de renforcer sa position dans le secteur du Cloud Computing et de l'IA en Europe en accédant à un vaste portefeuille de GPU. L'accord est crucialement soutenu par Tether, qui restructure la dette de Northern Data (~610 M€) en acceptant de convertir la moitié en actions Rumble.</text:p>
          </table:table-cell>
        </table:table-row>
        <table:table-row table:style-name="ro4">
          <table:table-cell office:value-type="string" calcext:value-type="string">
            <text:p><text:s/>Les milliardaires asiatiques surfent sur la vague du boom des centres de données</text:p>
          </table:table-cell>
          <table:table-cell office:value-type="string" calcext:value-type="string">
            <text:p><text:a xlink:href="https://www.forbes.fr/business/les-milliardaires-asiatiques-surfent-sur-la-vague-du-boom-des-centres-de-donnees/" xlink:type="simple">https://www.forbes.fr/business/les-milliardaires-asiatiques-surfent-sur-la-vague-du-boom-des-centres-de-donnees/</text:a></text:p>
          </table:table-cell>
          <table:table-cell office:value-type="date" office:date-value="2025-11-10" calcext:value-type="date">
            <text:p>10/11/25</text:p>
          </table:table-cell>
          <table:table-cell table:style-name="ce7" office:value-type="string" calcext:value-type="string">
            <text:p>L'investissement massif des milliardaires asiatiques dans les centres de données est un indicateur direct de l'expansion fulgurante du Cloud Computing en Asie-Pacifique (APAC). Ces data centers constituent l'épine dorsale physique indispensable qui soutient la croissance des services Cloud des hyperscalers et des acteurs locaux. Le moteur de cette demande est le besoin en calcul intensif de l'Intelligence Artificielle (IA). L'accès à ces nouvelles capacités Cloud est essentiel pour la transformation numérique de la région et consolide sa place de pôle technologique mondial.</text:p>
          </table:table-cell>
        </table:table-row>
        <table:table-row table:style-name="ro5">
          <table:table-cell office:value-type="string" calcext:value-type="string">
            <text:p>Puces IA : le marché s'apprête à tripler d'ici 2030 !</text:p>
          </table:table-cell>
          <table:table-cell office:value-type="string" calcext:value-type="string">
            <text:p><text:a xlink:href="https://lavienumerique.com/articles/207837/puces-ia-le-marche-sapprete-a-tripler-dici-2030.html" xlink:type="simple">https://lavienumerique.com/articles/207837/puces-ia-le-marche-sapprete-a-tripler-dici-2030.html</text:a></text:p>
          </table:table-cell>
          <table:table-cell office:value-type="date" office:date-value="2025-11-11" calcext:value-type="date">
            <text:p>11/11/25</text:p>
          </table:table-cell>
          <table:table-cell office:value-type="string" calcext:value-type="string">
            <text:p>Le magazine La Vie Numérique couvre les tendances des loisirs et de la technologie grand public, où le Cloud Computing est un pilier essentiel, bien que souvent invisible. Le streaming audio (Qobuz) et vidéo (Rakuten TV) dépend intégralement du Cloud pour la diffusion, le stockage des données et la maintenance des plateformes. L'essor de l'Intelligence Artificielle, principal moteur de la croissance des investissements, est directement alimenté par les ressources de calcul (GPU) fournies par les géants du Cloud. Enfin, les nouveaux équipements (smartphones, PC) s'intègrent de plus en plus au Cloud pour les mises à jour, le stockage et l'accès à des services connectés.</text:p>
          </table:table-cell>
        </table:table-row>
        <table:table-row table:style-name="ro6">
          <table:table-cell office:value-type="string" calcext:value-type="string">
            <text:p>Pi Network dévoile le mécanisme de stabilité GCV : 1 Pi peut-il vraiment valoir 314 159 dollars ?</text:p>
          </table:table-cell>
          <table:table-cell office:value-type="string" calcext:value-type="string">
            <text:p><text:a xlink:href="https://coinfomania.com/pi-network-devoile-le-mecanisme-de-stabilite-gcv-1-pi-peut-il-vraiment-valoir-314-159-dollars/" xlink:type="simple">https://coinfomania.com/pi-network-devoile-le-mecanisme-de-stabilite-gcv-1-pi-peut-il-vraiment-valoir-314-159-dollars/</text:a></text:p>
          </table:table-cell>
          <table:table-cell office:value-type="date" office:date-value="2025-11-08" calcext:value-type="date">
            <text:p>08/11/25</text:p>
          </table:table-cell>
          <table:table-cell office:value-type="string" calcext:value-type="string">
            <text:p>Le mécanisme GCV de Pi Network, qui fixe de manière ambitieuse 1 Pi à 314 159 $, dépend de la construction d'un écosystème massif et fonctionnel. Bien que le minage soit mobile, l'infrastructure du Mainnet et le déploiement de ses applications décentralisées (dApps) requièrent d'énormes ressources informatiques. Le Cloud Computing est essentiel pour fournir l'infrastructure de serveurs et de stockage hautement disponible nécessaire à la scalabilité mondiale de ce réseau.</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fr" fo:country="FR"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12">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1T23:37:46.962113400</meta:creation-date>
    <dc:date>2025-11-12T01:44:05.994384700</dc:date>
    <meta:editing-duration>PT27M40S</meta:editing-duration>
    <meta:editing-cycles>2</meta:editing-cycles>
    <meta:generator>LibreOffice/25.8.2.2$Windows_X86_64 LibreOffice_project/d401f2107ccab8f924a8e2df40f573aab7605b6f</meta:generator>
    <meta:document-statistic meta:table-count="1" meta:cell-count="24" meta:object-count="0"/>
  </office:meta>
</office:document-meta>
</file>